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4" style:family="paragraph" style:parent-style-name="Standard" style:list-style-name="L1">
      <style:text-properties style:font-name="Ubuntu"/>
    </style:style>
    <style:style style:name="T1" style:family="text">
      <style:text-properties style:font-name="Ubunt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ón Taller Edubasica Arduinoblocks</text:p>
      <text:p text:style-name="P2"/>
      <text:p text:style-name="P2">Mi github: </text:p>
      <text:list xml:id="list864524750" text:style-name="L2">
        <text:list-item>
          <text:p text:style-name="P1"><text:a xlink:type="simple" xlink:href="https://github.com/pedroruizf" text:style-name="Internet_20_link" text:visited-style-name="Visited_20_Internet_20_Link"><text:span text:style-name="T1">https://github.com/pedroruizf</text:span></text:a></text:p>
        </text:list-item>
        <text:list-item>
          <text:p text:style-name="P1"><text:a xlink:type="simple" xlink:href="https://github.com/pedroruizf/taller_edubasica_arduinoblocks" text:style-name="Internet_20_link" text:visited-style-name="Visited_20_Internet_20_Link"><text:span text:style-name="T1">https://github.com/pedroruizf/taller_edubasica_arduinoblocks</text:span></text:a></text:p>
        </text:list-item>
      </text:list>
      <text:p text:style-name="P2"/>
      <text:p text:style-name="P2">Página de arduinoblocks: </text:p>
      <text:list xml:id="list3331386601" text:style-name="L1">
        <text:list-item>
          <text:p text:style-name="P4">Recursos:</text:p>
          <text:list>
            <text:list-item>
              <text:p text:style-name="P4">Conector</text:p>
            </text:list-item>
            <text:list-item>
              <text:p text:style-name="P4">Libros y documentación</text:p>
            </text:list-item>
          </text:list>
        </text:list-item>
        <text:list-item>
          <text:p text:style-name="P4">Usuarios:</text:p>
          <text:list>
            <text:list-item>
              <text:p text:style-name="P4">Nuevo usuario</text:p>
            </text:list-item>
            <text:list-item>
              <text:p text:style-name="P4">Crear sesión</text:p>
            </text:list-item>
            <text:list-item>
              <text:p text:style-name="P4">usuarios gestionados</text:p>
            </text:list-item>
          </text:list>
        </text:list-item>
        <text:list-item>
          <text:p text:style-name="P4">Crear nuevo proyecto</text:p>
          <text:list>
            <text:list-item>
              <text:p text:style-name="P4">Personal</text:p>
            </text:list-item>
            <text:list-item>
              <text:p text:style-name="P4">Proyectos para alumnado</text:p>
            </text:list-item>
          </text:list>
        </text:list-item>
        <text:list-item>
          <text:p text:style-name="P4">Creación de primer programa y entorno</text:p>
          <text:list>
            <text:list-item>
              <text:p text:style-name="P4">Poten microservo</text:p>
            </text:list-item>
            <text:list-item>
              <text:p text:style-name="P4">Ldr microservo: grabación de datos de plotter y representación en hoja de cálculo</text:p>
            </text:list-item>
            <text:list-item>
              <text:p text:style-name="P4">juego de reflejos</text:p>
            </text:list-item>
            <text:list-item>
              <text:p text:style-name="P4">Control de motor DC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08:17:12.956394132</meta:creation-date>
    <dc:date>2021-05-01T08:28:04.126008036</dc:date>
    <meta:editing-duration>PT10M49S</meta:editing-duration>
    <meta:editing-cycles>5</meta:editing-cycles>
    <meta:generator>LibreOffice/7.1.2.2$Linux_X86_64 LibreOffice_project/10$Build-2</meta:generator>
    <meta:document-statistic meta:table-count="0" meta:image-count="0" meta:object-count="0" meta:page-count="1" meta:paragraph-count="20" meta:word-count="75" meta:character-count="492" meta:non-whitespace-character-count="452"/>
  </office:meta>
</office:document-meta>
</file>